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Message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Message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Message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HttpReusl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HttpReuslt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Message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Message.s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Message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HttpReuslt.setHasError( Boolean has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HttpReuslt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aoming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HttpReuslt.setErrorMessage( List &lt; ErrorMessage &gt;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HttpReuslt.isHa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